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Neuropolitical" svg:font-family="Neuropolitical" style:font-pitch="variable"/>
    <style:font-face style:name="Neuropolitical1" svg:font-family="Neuropolitical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 Condensed" svg:font-family="'Open Sans Condensed'" style:font-family-generic="swiss" style:font-pitch="variable"/>
    <style:font-face style:name="Open Sans Condensed1" svg:font-family="'Open Sans Condensed'" style:font-adornments="Bold" style:font-family-generic="swiss" style:font-pitch="variable"/>
    <style:font-face style:name="Open Sans Condensed Light" svg:font-family="'Open Sans Condensed Light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2.29cm" fo:min-width="20.836cm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21.086cm" fo:min-width="1.024cm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21.086cm" fo:min-width="1.024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1.274cm" fo:min-width="7.12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1.274cm" fo:min-width="1.024cm"/>
      <style:paragraph-properties style:writing-mode="lr-tb"/>
    </style:style>
    <style:style style:name="gr6" style:family="graphic" style:parent-style-name="standard">
      <style:graphic-properties draw:stroke="solid" draw:fill="none" draw:textarea-horizontal-align="justify" draw:textarea-vertical-align="middle" draw:auto-grow-height="false" fo:min-height="2.29cm" fo:min-width="20.836cm"/>
    </style:style>
    <style:style style:name="gr7" style:family="graphic" style:parent-style-name="standard">
      <style:graphic-properties draw:stroke="solid" draw:fill="none" draw:textarea-horizontal-align="justify" draw:textarea-vertical-align="middle" draw:auto-grow-height="false" fo:min-height="1.274cm" fo:min-width="1.024cm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20.034cm" fo:min-width="0cm"/>
    </style:style>
    <style:style style:name="P1" style:family="paragraph">
      <loext:graphic-properties draw:fill="none"/>
      <style:paragraph-properties fo:text-align="center"/>
      <style:text-properties style:font-name="Open Sans Condensed1" fo:font-size="28pt" fo:letter-spacing="0.106cm" fo:font-style="normal" fo:font-weight="bold"/>
    </style:style>
    <style:style style:name="P2" style:family="paragraph">
      <loext:graphic-properties draw:fill="none"/>
      <style:paragraph-properties fo:text-align="center"/>
      <style:text-properties style:font-name="Open Sans Condensed1" fo:font-size="28pt" fo:letter-spacing="0.106cm" fo:font-style="normal" fo:font-weight="bold" style:font-size-asian="18pt" style:font-size-complex="18pt"/>
    </style:style>
    <style:style style:name="P3" style:family="paragraph">
      <loext:graphic-properties draw:fill="none"/>
      <style:paragraph-properties fo:text-align="center" style:writing-mode="lr-tb"/>
      <style:text-properties style:font-name="Open Sans Condensed1" fo:font-size="28pt" fo:letter-spacing="0.106cm" fo:font-style="normal" fo:font-weight="bold" style:font-size-asian="18pt" style:font-size-complex="18pt"/>
    </style:style>
    <style:style style:name="P4" style:family="paragraph">
      <style:paragraph-properties fo:text-align="center" style:writing-mode="lr-tb"/>
      <style:text-properties style:font-name="Open Sans Condensed1" fo:font-size="28pt" fo:letter-spacing="0.106cm" fo:font-style="normal" fo:font-weight="bold" style:font-size-asian="28pt" style:font-size-complex="28pt"/>
    </style:style>
    <style:style style:name="P5" style:family="paragraph">
      <loext:graphic-properties draw:fill="none"/>
      <style:paragraph-properties fo:text-align="center" style:writing-mode="lr-tb"/>
      <style:text-properties style:font-name="Open Sans Condensed1" fo:font-size="28pt" fo:letter-spacing="0.106cm" fo:font-style="normal" fo:font-weight="bold" style:font-size-asian="28pt" style:font-size-complex="28pt"/>
    </style:style>
    <style:style style:name="P6" style:family="paragraph">
      <style:paragraph-properties fo:text-align="center" style:writing-mode="lr-tb"/>
      <style:text-properties style:font-name="Open Sans Condensed" fo:font-size="28pt" fo:letter-spacing="0.106cm" fo:font-style="normal" fo:font-weight="bold" style:font-size-asian="28pt" style:font-size-complex="28pt"/>
    </style:style>
    <style:style style:name="P7" style:family="paragraph">
      <loext:graphic-properties draw:fill="none"/>
      <style:paragraph-properties fo:text-align="center" style:writing-mode="lr-tb"/>
      <style:text-properties style:font-name="Open Sans Condensed" fo:font-size="28pt" fo:letter-spacing="0.106cm" fo:font-style="normal" fo:font-weight="bold" style:font-size-asian="28pt" style:font-size-complex="28pt"/>
    </style:style>
    <style:style style:name="P8" style:family="paragraph">
      <style:paragraph-properties fo:text-align="center" style:writing-mode="lr-tb"/>
      <style:text-properties style:font-name="Open Sans Condensed1" fo:font-size="28pt" fo:letter-spacing="0.106cm" fo:font-style="normal" fo:font-weight="bold" style:font-size-asian="18pt" style:font-size-complex="18pt"/>
    </style:style>
    <style:style style:name="P9" style:family="paragraph">
      <loext:graphic-properties draw:fill="none"/>
      <style:paragraph-properties fo:text-align="center"/>
      <style:text-properties style:font-name="Open Sans Condensed" fo:font-size="28pt" fo:letter-spacing="0.106cm" fo:font-weight="bold" style:font-size-asian="18pt" style:font-size-complex="18pt"/>
    </style:style>
    <style:style style:name="P10" style:family="paragraph">
      <loext:graphic-properties draw:fill="none"/>
      <style:paragraph-properties fo:text-align="center" style:writing-mode="lr-tb"/>
      <style:text-properties style:font-name="Open Sans Condensed" fo:font-size="28pt" fo:letter-spacing="0.106cm" fo:font-weight="bold" style:font-size-asian="18pt" style:font-size-complex="18pt"/>
    </style:style>
    <style:style style:name="P11" style:family="paragraph">
      <style:paragraph-properties fo:text-align="center" style:writing-mode="lr-tb"/>
      <style:text-properties style:font-name="Open Sans Condensed" fo:font-size="28pt" fo:letter-spacing="0.106cm" fo:font-weight="bold" style:font-size-asian="28pt" style:font-size-complex="28pt"/>
    </style:style>
    <style:style style:name="P12" style:family="paragraph">
      <loext:graphic-properties draw:fill="none"/>
      <style:paragraph-properties fo:text-align="center" style:writing-mode="lr-tb"/>
      <style:text-properties style:font-name="Open Sans Condensed" fo:font-size="28pt" fo:letter-spacing="0.106cm" fo:font-weight="bold" style:font-size-asian="28pt" style:font-size-complex="28pt"/>
    </style:style>
    <style:style style:name="P13" style:family="paragraph">
      <style:paragraph-properties fo:text-align="center" style:writing-mode="lr-tb"/>
      <style:text-properties style:font-name="Open Sans Condensed" fo:font-size="28pt" fo:letter-spacing="0.106cm" fo:font-weight="bold" style:font-size-asian="18pt" style:font-size-complex="18pt"/>
    </style:style>
    <style:style style:name="P14" style:family="paragraph">
      <loext:graphic-properties draw:fill="none"/>
      <style:paragraph-properties fo:text-align="center"/>
      <style:text-properties style:font-name="Open Sans Condensed" fo:font-size="28pt" fo:letter-spacing="0.071cm" style:font-size-asian="18pt" style:font-size-complex="18pt"/>
    </style:style>
    <style:style style:name="P15" style:family="paragraph">
      <style:paragraph-properties fo:text-align="center" style:writing-mode="lr-tb"/>
      <style:text-properties style:font-name="Open Sans Condensed" fo:font-size="28pt" fo:letter-spacing="0.071cm" fo:font-weight="bold" style:font-size-asian="18pt" style:font-size-complex="18pt"/>
    </style:style>
    <style:style style:name="P16" style:family="paragraph">
      <loext:graphic-properties draw:fill="none"/>
      <style:paragraph-properties fo:text-align="center" style:writing-mode="lr-tb"/>
      <style:text-properties style:font-name="Open Sans Condensed" fo:font-size="28pt" fo:letter-spacing="0.071cm" fo:font-weight="bold" style:font-size-asian="18pt" style:font-size-complex="18pt"/>
    </style:style>
    <style:style style:name="P17" style:family="paragraph">
      <loext:graphic-properties draw:fill="none"/>
      <style:paragraph-properties fo:text-align="center"/>
      <style:text-properties style:font-name="Open Sans Condensed" fo:font-size="28pt" fo:letter-spacing="0.071cm" fo:font-weight="bold" style:font-size-asian="18pt" style:font-size-complex="18pt"/>
    </style:style>
    <style:style style:name="P18" style:family="paragraph">
      <loext:graphic-properties draw:fill="none"/>
      <style:paragraph-properties fo:text-align="center"/>
      <style:text-properties style:font-name="Open Sans Condensed" fo:font-size="28pt"/>
    </style:style>
    <style:style style:name="P19" style:family="paragraph">
      <loext:graphic-properties draw:fill="none"/>
      <style:paragraph-properties fo:text-align="center"/>
      <style:text-properties style:font-name="Open Sans Condensed" fo:font-size="28pt" fo:letter-spacing="0.106cm"/>
    </style:style>
    <style:style style:name="T1" style:family="text">
      <style:text-properties style:font-name="Open Sans Condensed Light" fo:font-size="28pt" fo:letter-spacing="0.106cm" fo:font-weight="bold" style:font-size-asian="28pt" style:font-size-complex="28pt"/>
    </style:style>
    <style:style style:name="T2" style:family="text">
      <style:text-properties style:font-name="Open Sans Condensed" fo:font-size="28pt" fo:letter-spacing="0.106cm" fo:font-weight="bold" style:font-size-asian="28pt" style:font-size-complex="28pt"/>
    </style:style>
    <style:style style:name="T3" style:family="text">
      <style:text-properties fo:letter-spacing="0.106cm" style:font-size-asian="18pt" style:font-size-complex="18pt"/>
    </style:style>
    <style:style style:name="T4" style:family="text">
      <style:text-properties fo:letter-spacing="0.106cm" fo:font-weight="bold" style:font-size-asian="18pt" style:font-size-complex="18pt"/>
    </style:style>
    <style:style style:name="T5" style:family="text">
      <style:text-properties fo:letter-spacing="0.071cm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336cm" svg:height="2.54cm" svg:x="0cm" svg:y="21.336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.524cm" svg:height="21.336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524cm" svg:height="21.336cm" svg:x="1.524cm" svg:y="0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524cm" svg:height="21.336cm" svg:x="3.048cm" svg:y="0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524cm" svg:height="21.336cm" svg:x="4.572cm" svg:y="0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524cm" svg:height="21.336cm" svg:x="6.096cm" svg:y="0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524cm" svg:height="21.336cm" svg:x="7.62cm" svg:y="0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524cm" svg:height="21.336cm" svg:x="9.144cm" svg:y="0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524cm" svg:height="21.336cm" svg:x="10.668cm" svg:y="0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524cm" svg:height="21.336cm" svg:x="12.192cm" svg:y="0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524cm" svg:height="21.336cm" svg:x="13.716cm" svg:y="0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524cm" svg:height="21.336cm" svg:x="15.24cm" svg:y="0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524cm" svg:height="21.336cm" svg:x="16.764cm" svg:y="0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524cm" svg:height="21.336cm" svg:x="18.288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524cm" svg:height="21.336cm" svg:x="19.812cm" svg:y="0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7.62cm" svg:height="1.524cm" draw:transform="rotate (1.5707963267949) translate (0cm 21.336cm)">
            <text:p text:style-name="P4"><text:span text:style-name="T1">US EASTERN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7.62cm" svg:height="1.524cm" draw:transform="rotate (1.5707963267949) translate (19.812cm 21.336cm)">
            <text:p text:style-name="P6"><text:span text:style-name="T2">I</text:span><text:span text:style-name="T2">N</text:span><text:span text:style-name="T2">D</text:span><text:span text:style-name="T2">I</text:span><text:span text:style-name="T2">A</text:span><text:span text:style-name="T2">N</text:span>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3" draw:layer="layout" svg:width="1.524cm" svg:height="1.524cm" svg:x="18.288cm" svg:y="9.906cm">
          <text:p text:style-name="P8"><text:span text:style-name="T3">15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3" draw:layer="layout" svg:width="1.524cm" svg:height="1.524cm" svg:x="16.764cm" svg:y="6.096cm">
          <text:p text:style-name="P8"><text:span text:style-name="T3">10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3" draw:layer="layout" svg:width="1.524cm" svg:height="1.524cm" svg:x="15.24cm" svg:y="12.192cm">
          <text:p text:style-name="P8"><text:span text:style-name="T3">2</text:span><text:span text:style-name="T3">0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3" draw:layer="layout" svg:width="1.524cm" svg:height="1.524cm" svg:x="13.716cm" svg:y="3.048cm">
          <text:p text:style-name="P8"><text:span text:style-name="T3">5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3" draw:layer="layout" svg:width="1.524cm" svg:height="1.524cm" svg:x="12.192cm" svg:y="15.24cm">
          <text:p text:style-name="P8"><text:span text:style-name="T3">2</text:span><text:span text:style-name="T3">5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3" draw:layer="layout" svg:width="1.524cm" svg:height="1.524cm" svg:x="10.668cm" svg:y="0cm">
          <text:p text:style-name="P8"><text:span text:style-name="T3">0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3" draw:layer="layout" svg:width="1.524cm" svg:height="1.524cm" svg:x="9.144cm" svg:y="18.288cm">
          <text:p text:style-name="P8"><text:span text:style-name="T3">3</text:span><text:span text:style-name="T3">0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3" draw:layer="layout" svg:width="1.524cm" svg:height="1.524cm" svg:x="7.62cm" svg:y="3.048cm">
          <text:p text:style-name="P8"><text:span text:style-name="T3">5</text:span><text:span text:style-name="T3">5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3" draw:layer="layout" svg:width="1.524cm" svg:height="1.524cm" svg:x="6.096cm" svg:y="15.24cm">
          <text:p text:style-name="P8"><text:span text:style-name="T3">35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3" draw:layer="layout" svg:width="1.524cm" svg:height="1.524cm" svg:x="4.572cm" svg:y="6.096cm">
          <text:p text:style-name="P8"><text:span text:style-name="T3">50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3" draw:layer="layout" svg:width="1.524cm" svg:height="1.524cm" svg:x="3.048cm" svg:y="12.192cm">
          <text:p text:style-name="P8"><text:span text:style-name="T3">40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3" draw:layer="layout" svg:width="1.524cm" svg:height="1.524cm" svg:x="1.524cm" svg:y="8.382cm">
          <text:p text:style-name="P8"><text:span text:style-name="T3">45</text:span></text:p>
          <draw:enhanced-geometry svg:viewBox="0 0 21600 21600" draw:mirror-vertical="false" draw:mirror-horizontal="true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9" draw:layer="layout" svg:width="21.336cm" svg:height="2.54cm" svg:x="0cm" svg:y="21.336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9" draw:layer="layout" svg:width="1.524cm" svg:height="21.336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1.524cm" svg:height="21.336cm" svg:x="1.524cm" svg:y="0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1.524cm" svg:height="21.336cm" svg:x="3.048cm" svg:y="0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1.524cm" svg:height="21.336cm" svg:x="4.572cm" svg:y="0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1.524cm" svg:height="21.336cm" svg:x="6.096cm" svg:y="0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1.524cm" svg:height="21.336cm" svg:x="7.62cm" svg:y="0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1.524cm" svg:height="21.336cm" svg:x="9.144cm" svg:y="0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1.524cm" svg:height="21.336cm" svg:x="10.668cm" svg:y="0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1.524cm" svg:height="21.336cm" svg:x="12.192cm" svg:y="0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1.524cm" svg:height="21.336cm" svg:x="13.716cm" svg:y="0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1.524cm" svg:height="21.336cm" svg:x="15.24cm" svg:y="0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1.524cm" svg:height="21.336cm" svg:x="16.764cm" svg:y="0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1.524cm" svg:height="21.336cm" svg:x="18.288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524cm" svg:height="21.336cm" svg:x="19.812cm" svg:y="0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7.62cm" svg:height="1.524cm" draw:transform="rotate (1.5707963267949) translate (0cm 13.716cm)">
            <text:p text:style-name="P11"><text:span text:style-name="T2">U</text:span><text:span text:style-name="T2">S </text:span><text:span text:style-name="T2">P</text:span><text:span text:style-name="T2">A</text:span><text:span text:style-name="T2">CI</text:span><text:span text:style-name="T2">FI</text:span><text:span text:style-name="T2">C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7.62cm" svg:height="1.524cm" draw:transform="rotate (1.5707963267949) translate (19.812cm 13.716cm)">
            <text:p text:style-name="P11"><text:span text:style-name="T2">G</text:span><text:span text:style-name="T2">M</text:span><text:span text:style-name="T2">T</text:span>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10" draw:layer="layout" svg:width="1.524cm" svg:height="1.524cm" svg:x="1.524cm" svg:y="9.906cm">
          <text:p text:style-name="P13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24cm" svg:height="1.524cm" svg:x="3.048cm" svg:y="6.096cm">
          <text:p text:style-name="P13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24cm" svg:height="1.524cm" svg:x="4.572cm" svg:y="12.192cm">
          <text:p text:style-name="P13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24cm" svg:height="1.524cm" svg:x="6.096cm" svg:y="3.048cm">
          <text:p text:style-name="P13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24cm" svg:height="1.524cm" svg:x="7.62cm" svg:y="15.24cm">
          <text:p text:style-name="P13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24cm" svg:height="1.524cm" svg:x="9.144cm" svg:y="0cm">
          <text:p text:style-name="P13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24cm" svg:height="1.524cm" svg:x="10.668cm" svg:y="18.288cm">
          <text:p text:style-name="P13"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24cm" svg:height="1.524cm" svg:x="12.192cm" svg:y="3.048cm">
          <text:p text:style-name="P13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24cm" svg:height="1.524cm" svg:x="13.716cm" svg:y="15.24cm">
          <text:p text:style-name="P13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24cm" svg:height="1.524cm" svg:x="15.24cm" svg:y="6.096cm">
          <text:p text:style-name="P13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24cm" svg:height="1.524cm" svg:x="16.764cm" svg:y="12.192cm">
          <text:p text:style-name="P13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24cm" svg:height="1.524cm" svg:x="18.288cm" svg:y="8.382cm">
          <text:p text:style-name="P13"><text:span text:style-name="T4">3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6" draw:text-style-name="P14" draw:layer="layout" svg:width="21.336cm" svg:height="2.54cm" svg:x="0cm" svg:y="21.3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1.524cm" svg:height="1.524cm" svg:x="19.812cm" svg:y="9.906cm">
          <text:p text:style-name="P15"><text:span text:style-name="T5">15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16" draw:layer="layout" svg:width="1.524cm" svg:height="1.524cm" svg:x="16.764cm" svg:y="6.858cm">
          <text:p text:style-name="P15"><text:span text:style-name="T5">10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16" draw:layer="layout" svg:width="1.524cm" svg:height="1.524cm" svg:x="18.288cm" svg:y="12.954cm">
          <text:p text:style-name="P15"><text:span text:style-name="T5">20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16" draw:layer="layout" svg:width="1.524cm" svg:height="1.524cm" svg:x="13.716cm" svg:y="3.81cm">
          <text:p text:style-name="P15"><text:span text:style-name="T5">5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16" draw:layer="layout" svg:width="1.524cm" svg:height="1.524cm" svg:x="15.24cm" svg:y="16.002cm">
          <text:p text:style-name="P15"><text:span text:style-name="T5">25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16" draw:layer="layout" svg:width="1.524cm" svg:height="1.524cm" svg:x="10.668cm" svg:y="0.762cm">
          <text:p text:style-name="P15"><text:span text:style-name="T5">0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16" draw:layer="layout" svg:width="1.524cm" svg:height="1.524cm" svg:x="12.192cm" svg:y="19.05cm">
          <text:p text:style-name="P15"><text:span text:style-name="T5">30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16" draw:layer="layout" svg:width="1.524cm" svg:height="1.524cm" svg:x="7.62cm" svg:y="3.81cm">
          <text:p text:style-name="P15"><text:span text:style-name="T5">55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16" draw:layer="layout" svg:width="1.524cm" svg:height="1.524cm" svg:x="9.144cm" svg:y="16.002cm">
          <text:p text:style-name="P15"><text:span text:style-name="T5">35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16" draw:layer="layout" svg:width="1.524cm" svg:height="1.524cm" svg:x="4.572cm" svg:y="6.858cm">
          <text:p text:style-name="P15"><text:span text:style-name="T5">50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16" draw:layer="layout" svg:width="1.524cm" svg:height="1.524cm" svg:x="6.096cm" svg:y="12.954cm">
          <text:p text:style-name="P15"><text:span text:style-name="T5">40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16" draw:layer="layout" svg:width="1.524cm" svg:height="1.524cm" svg:x="1.524cm" svg:y="9.906cm">
          <text:p text:style-name="P15"><text:span text:style-name="T5">45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" draw:text-style-name="P17" draw:layer="layout" svg:width="21.336cm" svg:height="2.54cm" svg:x="0cm" svg:y="21.3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1.524cm" svg:height="1.524cm" svg:x="0cm" svg:y="9.906cm">
          <text:p text:style-name="P15"><text:span text:style-name="T5">9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1.524cm" svg:height="1.524cm" svg:x="3.048cm" svg:y="6.858cm">
          <text:p text:style-name="P15"><text:span text:style-name="T5">10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1.524cm" svg:height="1.524cm" svg:x="4.572cm" svg:y="12.954cm">
          <text:p text:style-name="P15"><text:span text:style-name="T5">8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1.524cm" svg:height="1.524cm" svg:x="6.096cm" svg:y="3.81cm">
          <text:p text:style-name="P15"><text:span text:style-name="T5">11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1.524cm" svg:height="1.524cm" svg:x="7.62cm" svg:y="16.002cm">
          <text:p text:style-name="P15"><text:span text:style-name="T5">7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1.524cm" svg:height="1.524cm" svg:x="9.144cm" svg:y="0.762cm">
          <text:p text:style-name="P15"><text:span text:style-name="T5">12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1.524cm" svg:height="1.524cm" svg:x="10.668cm" svg:y="19.05cm">
          <text:p text:style-name="P15"><text:span text:style-name="T5">6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1.524cm" svg:height="1.524cm" svg:x="12.192cm" svg:y="3.81cm">
          <text:p text:style-name="P15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1.524cm" svg:height="1.524cm" svg:x="13.716cm" svg:y="16.002cm">
          <text:p text:style-name="P15"><text:span text:style-name="T5">5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1.524cm" svg:height="1.524cm" svg:x="15.24cm" svg:y="6.858cm">
          <text:p text:style-name="P15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1.524cm" svg:height="1.524cm" svg:x="16.764cm" svg:y="12.954cm">
          <text:p text:style-name="P15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1.524cm" svg:height="1.524cm" svg:x="18.288cm" svg:y="9.906cm">
          <text:p text:style-name="P15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127cm" svg:height="20.32cm" svg:x="1.461cm" svg:y="0.50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0.127cm" svg:height="20.32cm" svg:x="2.985cm" svg:y="0.50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0.127cm" svg:height="20.32cm" svg:x="4.509cm" svg:y="0.50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0.127cm" svg:height="20.32cm" svg:x="6.033cm" svg:y="0.50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0.127cm" svg:height="20.32cm" svg:x="7.557cm" svg:y="0.50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0.127cm" svg:height="20.32cm" svg:x="9.081cm" svg:y="0.50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0.127cm" svg:height="20.32cm" svg:x="10.605cm" svg:y="0.50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0.127cm" svg:height="20.32cm" svg:x="12.129cm" svg:y="0.50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0.127cm" svg:height="20.32cm" svg:x="13.653cm" svg:y="0.50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0.127cm" svg:height="20.32cm" svg:x="15.177cm" svg:y="0.50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0.127cm" svg:height="20.32cm" svg:x="16.701cm" svg:y="0.50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0.127cm" svg:height="20.32cm" svg:x="18.225cm" svg:y="0.50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0.127cm" svg:height="20.32cm" svg:x="19.749cm" svg:y="0.50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custom-shape draw:style-name="gr1" draw:text-style-name="P19" draw:layer="layout" svg:width="21.336cm" svg:height="2.54cm" svg:x="0cm" svg:y="21.3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21.336cm" svg:height="2.54cm" svg:x="0cm" svg:y="21.3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24cm" svg:height="1.524cm" svg:x="0cm" svg:y="9.906cm">
          <text:p text:style-name="P13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24cm" svg:height="1.524cm" svg:x="3.048cm" svg:y="6.858cm">
          <text:p text:style-name="P13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24cm" svg:height="1.524cm" svg:x="4.572cm" svg:y="12.954cm">
          <text:p text:style-name="P13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24cm" svg:height="1.524cm" svg:x="6.096cm" svg:y="3.81cm">
          <text:p text:style-name="P13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24cm" svg:height="1.524cm" svg:x="7.62cm" svg:y="16.002cm">
          <text:p text:style-name="P13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24cm" svg:height="1.524cm" svg:x="9.144cm" svg:y="0.762cm">
          <text:p text:style-name="P13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24cm" svg:height="1.524cm" svg:x="10.668cm" svg:y="19.05cm">
          <text:p text:style-name="P13"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24cm" svg:height="1.524cm" svg:x="12.192cm" svg:y="3.81cm">
          <text:p text:style-name="P13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24cm" svg:height="1.524cm" svg:x="13.716cm" svg:y="16.002cm">
          <text:p text:style-name="P13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24cm" svg:height="1.524cm" svg:x="15.24cm" svg:y="6.858cm">
          <text:p text:style-name="P13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24cm" svg:height="1.524cm" svg:x="16.764cm" svg:y="12.954cm">
          <text:p text:style-name="P13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24cm" svg:height="1.524cm" svg:x="18.288cm" svg:y="9.906cm">
          <text:p text:style-name="P13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127cm" svg:height="20.32cm" svg:x="1.461cm" svg:y="0.50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0.127cm" svg:height="20.32cm" svg:x="2.985cm" svg:y="0.50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0.127cm" svg:height="20.32cm" svg:x="4.509cm" svg:y="0.50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0.127cm" svg:height="20.32cm" svg:x="6.033cm" svg:y="0.50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0.127cm" svg:height="20.32cm" svg:x="7.557cm" svg:y="0.50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0.127cm" svg:height="20.32cm" svg:x="9.081cm" svg:y="0.50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0.127cm" svg:height="20.32cm" svg:x="10.605cm" svg:y="0.50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0.127cm" svg:height="20.32cm" svg:x="12.129cm" svg:y="0.50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0.127cm" svg:height="20.32cm" svg:x="13.653cm" svg:y="0.50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0.127cm" svg:height="20.32cm" svg:x="15.177cm" svg:y="0.50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0.127cm" svg:height="20.32cm" svg:x="16.701cm" svg:y="0.50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0.127cm" svg:height="20.32cm" svg:x="18.225cm" svg:y="0.50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0.127cm" svg:height="20.32cm" svg:x="19.749cm" svg:y="0.50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Default">
        <draw:custom-shape draw:style-name="gr1" draw:text-style-name="P19" draw:layer="layout" svg:width="21.336cm" svg:height="2.54cm" svg:x="0cm" svg:y="21.3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24cm" svg:height="1.524cm" svg:x="19.812cm" svg:y="9.906cm">
          <text:p text:style-name="P13"><text:span text:style-name="T4">15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10" draw:layer="layout" svg:width="1.524cm" svg:height="1.524cm" svg:x="16.764cm" svg:y="6.858cm">
          <text:p text:style-name="P13"><text:span text:style-name="T4">10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10" draw:layer="layout" svg:width="1.524cm" svg:height="1.524cm" svg:x="18.288cm" svg:y="12.954cm">
          <text:p text:style-name="P13"><text:span text:style-name="T4">20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10" draw:layer="layout" svg:width="1.524cm" svg:height="1.524cm" svg:x="13.716cm" svg:y="3.81cm">
          <text:p text:style-name="P13"><text:span text:style-name="T4">5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10" draw:layer="layout" svg:width="1.524cm" svg:height="1.524cm" svg:x="15.24cm" svg:y="16.002cm">
          <text:p text:style-name="P13"><text:span text:style-name="T4">25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10" draw:layer="layout" svg:width="1.524cm" svg:height="1.524cm" svg:x="10.668cm" svg:y="0.762cm">
          <text:p text:style-name="P13"><text:span text:style-name="T4">0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10" draw:layer="layout" svg:width="1.524cm" svg:height="1.524cm" svg:x="12.192cm" svg:y="19.05cm">
          <text:p text:style-name="P13"><text:span text:style-name="T4">30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10" draw:layer="layout" svg:width="1.524cm" svg:height="1.524cm" svg:x="7.62cm" svg:y="3.81cm">
          <text:p text:style-name="P13"><text:span text:style-name="T4">55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10" draw:layer="layout" svg:width="1.524cm" svg:height="1.524cm" svg:x="9.144cm" svg:y="16.002cm">
          <text:p text:style-name="P13"><text:span text:style-name="T4">35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10" draw:layer="layout" svg:width="1.524cm" svg:height="1.524cm" svg:x="4.572cm" svg:y="6.858cm">
          <text:p text:style-name="P13"><text:span text:style-name="T4">50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10" draw:layer="layout" svg:width="1.524cm" svg:height="1.524cm" svg:x="6.096cm" svg:y="12.954cm">
          <text:p text:style-name="P13"><text:span text:style-name="T4">40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10" draw:layer="layout" svg:width="1.524cm" svg:height="1.524cm" svg:x="1.524cm" svg:y="9.906cm">
          <text:p text:style-name="P13"><text:span text:style-name="T4">45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" draw:text-style-name="P9" draw:layer="layout" svg:width="21.336cm" svg:height="2.54cm" svg:x="0cm" svg:y="21.33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127cm" svg:height="20.32cm" svg:x="1.461cm" svg:y="0.50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0.127cm" svg:height="20.32cm" svg:x="2.985cm" svg:y="0.50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0.127cm" svg:height="20.32cm" svg:x="4.509cm" svg:y="0.50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0.127cm" svg:height="20.32cm" svg:x="6.033cm" svg:y="0.50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0.127cm" svg:height="20.32cm" svg:x="7.557cm" svg:y="0.50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0.127cm" svg:height="20.32cm" svg:x="9.081cm" svg:y="0.50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0.127cm" svg:height="20.32cm" svg:x="10.605cm" svg:y="0.50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0.127cm" svg:height="20.32cm" svg:x="12.129cm" svg:y="0.50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0.127cm" svg:height="20.32cm" svg:x="13.653cm" svg:y="0.50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0.127cm" svg:height="20.32cm" svg:x="15.177cm" svg:y="0.50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0.127cm" svg:height="20.32cm" svg:x="16.701cm" svg:y="0.50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0.127cm" svg:height="20.32cm" svg:x="18.225cm" svg:y="0.50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0.127cm" svg:height="20.32cm" svg:x="19.749cm" svg:y="0.50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Neuropolitical" svg:font-family="Neuropolitical" style:font-pitch="variable"/>
    <style:font-face style:name="Neuropolitical1" svg:font-family="Neuropolitical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 Condensed" svg:font-family="'Open Sans Condensed'" style:font-family-generic="swiss" style:font-pitch="variable"/>
    <style:font-face style:name="Open Sans Condensed1" svg:font-family="'Open Sans Condensed'" style:font-adornments="Bold" style:font-family-generic="swiss" style:font-pitch="variable"/>
    <style:font-face style:name="Open Sans Condensed Light" svg:font-family="'Open Sans Condensed Light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336cm" fo:page-height="23.87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nool Mahidharia</meta:initial-creator>
    <meta:creation-date>2021-01-09T21:31:53.291822319</meta:creation-date>
    <dc:date>2021-01-10T00:19:14.893422453</dc:date>
    <dc:creator>Anool Mahidharia</dc:creator>
    <meta:editing-duration>PT25M25S</meta:editing-duration>
    <meta:editing-cycles>6</meta:editing-cycles>
    <meta:generator>LibreOffice/7.0.1.2$Linux_X86_64 LibreOffice_project/7cbcfc562f6eb6708b5ff7d7397325de9e764452</meta:generator>
    <meta:document-statistic meta:object-count="153"/>
  </office:meta>
</office:document-meta>
</file>